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ea5b" officeooo:paragraph-rsid="000bea5b"/>
    </style:style>
    <style:style style:name="P2" style:family="paragraph" style:parent-style-name="Standard">
      <style:text-properties officeooo:rsid="000bea5b" officeooo:paragraph-rsid="000f5e98"/>
    </style:style>
    <style:style style:name="P3" style:family="paragraph" style:parent-style-name="Standard">
      <style:paragraph-properties fo:text-align="center" style:justify-single-word="false"/>
      <style:text-properties fo:font-size="21pt" officeooo:rsid="000bea5b" officeooo:paragraph-rsid="000bea5b" style:font-size-asian="18.3500003814697pt" style:font-size-complex="21pt"/>
    </style:style>
    <style:style style:name="P4" style:family="paragraph" style:parent-style-name="Standard">
      <style:paragraph-properties fo:text-align="center" style:justify-single-word="false"/>
      <style:text-properties fo:font-size="21pt" officeooo:rsid="000f5e98" officeooo:paragraph-rsid="000f5e98" style:font-size-asian="18.3500003814697pt" style:font-size-complex="21pt"/>
    </style:style>
    <style:style style:name="P5" style:family="paragraph" style:parent-style-name="Standard">
      <style:paragraph-properties fo:text-align="center" style:justify-single-word="false"/>
      <style:text-properties fo:font-size="21pt" officeooo:rsid="000f5e98" officeooo:paragraph-rsid="0012d100" style:font-size-asian="18.3500003814697pt" style:font-size-complex="21pt"/>
    </style:style>
    <style:style style:name="P6" style:family="paragraph" style:parent-style-name="Standard">
      <style:text-properties officeooo:rsid="0012d100" officeooo:paragraph-rsid="0012d100"/>
    </style:style>
    <style:style style:name="P7" style:family="paragraph" style:parent-style-name="Standard">
      <style:text-properties officeooo:rsid="001366a1" officeooo:paragraph-rsid="001366a1"/>
    </style:style>
    <style:style style:name="T1" style:family="text">
      <style:text-properties officeooo:rsid="000f5e98"/>
    </style:style>
    <style:style style:name="T2" style:family="text">
      <style:text-properties officeooo:rsid="001074d6"/>
    </style:style>
    <style:style style:name="T3" style:family="text">
      <style:text-properties officeooo:rsid="0011c264"/>
    </style:style>
    <style:style style:name="T4" style:family="text">
      <style:text-properties officeooo:rsid="0012d1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imera Sesión 26/12/2022</text:p>
      <text:p text:style-name="P1">Antonio: Colores</text:p>
      <text:p text:style-name="P1">Noel: wireframe y Logotipo</text:p>
      <text:p text:style-name="P1">Saul: wireframe</text:p>
      <text:p text:style-name="P1">Christian:</text:p>
      <text:p text:style-name="P1">Izan: <text:span text:style-name="T1">Nombre</text:span></text:p>
      <text:p text:style-name="P1">Samir: Repositorio, Fechas, canal de discord y documentación</text:p>
      <text:p text:style-name="P1"/>
      <text:p text:style-name="P6">Quedamos en que sería una red social para buscar trabajo.</text:p>
      <text:p text:style-name="P1"/>
      <text:p text:style-name="P4">Segunda Sesión 2/1/2023</text:p>
      <text:p text:style-name="P6">El nombre de la red social es Izagram</text:p>
      <text:p text:style-name="P6"/>
      <text:p text:style-name="P2">Antonio: <text:span text:style-name="T2">Notificaciones, Chat</text:span></text:p>
      <text:p text:style-name="P2">Noel: <text:span text:style-name="T1">Página Principal</text:span></text:p>
      <text:p text:style-name="P2">Saul: <text:span text:style-name="T1">Perfil</text:span></text:p>
      <text:p text:style-name="P2">Christian:</text:p>
      <text:p text:style-name="P2">Izan: <text:span text:style-name="T3">Lista de amigos</text:span></text:p>
      <text:p text:style-name="P2">Samir: <text:span text:style-name="T1">Inicio de sesión, Recordar contraseña, Registrarse</text:span></text:p>
      <text:p text:style-name="P2"/>
      <text:p text:style-name="P5"><text:span text:style-name="T4">Tercera</text:span> Sesión <text:span text:style-name="T4">10</text:span>/1/2023</text:p>
      <text:p text:style-name="P2"/>
      <text:p text:style-name="P7">Hemos hecho una reunión en la que se ha acordado centrarnos en nuestro código y dejar los colores para más adelante. Además se ha cambiado el nombre de la página y se ha decidido el logotipo definitivo, el fin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6T17:10:33.621000000</meta:creation-date>
    <dc:date>2023-01-10T11:12:10.600000000</dc:date>
    <meta:editing-duration>PT46M9S</meta:editing-duration>
    <meta:editing-cycles>8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18" meta:word-count="105" meta:character-count="668" meta:non-whitespace-character-count="581"/>
  </office:meta>
</office:document-meta>
</file>